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93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 style:data-style-name="N99">
      <style:table-cell-properties fo:background-color="#ffa6a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/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ol_low_onoff_TEMP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ce4"/>
        <table:table-column table:style-name="co2" table:number-columns-repeated="188" table:default-cell-style-name="ce5"/>
        <table:table-column table:style-name="co3" table:number-columns-repeated="7" table:default-cell-style-name="ce5"/>
        <table:table-row table:style-name="ro1">
          <table:table-cell office:value-type="string" calcext:value-type="string">
            <text:p>cool - low - 16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ol - low - 17 - off to on</text:p>
          </table:table-cell>
          <table:table-cell/>
          <table:table-cell table:style-name="ce2" table:number-columns-repeated="3"/>
          <table:table-cell table:style-name="ce3" table:number-columns-repeated="2"/>
          <table:table-cell table:style-name="ce6" table:number-columns-repeated="184"/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 - low - 18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ol - low - 19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 - low - 20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ol - low - 21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 - low - 22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 - low - 23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 - low - 24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ol - low - 25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ol - low - 26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ol - low - 27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 - low - 28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ol - low - 29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 - low - 30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95"/>
        </table:table-row>
        <table:table-row table:style-name="ro1">
          <table:table-cell office:value-type="string" calcext:value-type="string">
            <text:p>cool - low - 16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ol - med - 16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ol - high - 16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ol - auto - 16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95"/>
        </table:table-row>
        <table:table-row table:style-name="ro1">
          <table:table-cell office:value-type="string" calcext:value-type="string">
            <text:p>cool - low - 16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t - low - 16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 - low - 25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t - low - 25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ol - med - 25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at - med - 25 - off to on</text:p>
          </table:table-cell>
          <table:table-cell table:number-columns-repeated="4"/>
          <table:table-cell table:style-name="ce3" table:number-columns-repeated="2"/>
          <table:table-cell table:number-columns-repeated="19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95"/>
        </table:table-row>
        <table:table-row table:style-name="ro1">
          <table:table-cell office:value-type="string" calcext:value-type="string">
            <text:p>cool - low - 16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 - low - 16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l - low - 25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t - low - 25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ol - med - 25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ol - med - 25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at - med - 25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02"/>
        </table:table-row>
        <table:table-row table:style-name="ro1">
          <table:table-cell office:value-type="string" calcext:value-type="string">
            <text:p>cool - low - 16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l - med - 16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ol - high - 16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l - auto - 16 - on</text:p>
          </table:table-cell>
          <table:table-cell table:number-columns-repeated="2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0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</text:p>
          </table:table-cell>
          <table:table-cell table:number-columns-repeated="12"/>
        </table:table-row>
        <table:table-row table:style-name="ro1">
          <table:table-cell table:number-columns-repeated="20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</text:p>
          </table:table-cell>
          <table:table-cell table:number-columns-repeated="18"/>
        </table:table-row>
        <table:table-row table:style-name="ro1" table:number-rows-repeated="1048492">
          <table:table-cell table:number-columns-repeated="202"/>
        </table:table-row>
        <table:table-row table:style-name="ro1">
          <table:table-cell table:number-columns-repeated="202"/>
        </table:table-row>
        <calcext:conditional-formats>
          <calcext:conditional-format calcext:target-range-address="cool_low_onoff_TEMP.GL1:cool_low_onoff_TEMP.GT53 cool_low_onoff_TEMP.C54:cool_low_onoff_TEMP.GT71 cool_low_onoff_TEMP.C1:cool_low_onoff_TEMP.E53 cool_low_onoff_TEMP.H1:cool_low_onoff_TEMP.GK9 cool_low_onoff_TEMP.H11:cool_low_onoff_TEMP.GK17 cool_low_onoff_TEMP.J10:cool_low_onoff_TEMP.BK10 cool_low_onoff_TEMP.BL10:cool_low_onoff_TEMP.GK10 cool_low_onoff_TEMP.H23:cool_low_onoff_TEMP.GK25 cool_low_onoff_TEMP.J18:cool_low_onoff_TEMP.BK22 cool_low_onoff_TEMP.BL18:cool_low_onoff_TEMP.GK22 cool_low_onoff_TEMP.H27:cool_low_onoff_TEMP.GK49 cool_low_onoff_TEMP.J26:cool_low_onoff_TEMP.BK26 cool_low_onoff_TEMP.BL26:cool_low_onoff_TEMP.GK26 cool_low_onoff_TEMP.H53:cool_low_onoff_TEMP.GK53 cool_low_onoff_TEMP.J50:cool_low_onoff_TEMP.W52 cool_low_onoff_TEMP.X50:cool_low_onoff_TEMP.GK52 cool_low_onoff_TEMP.C73:cool_low_onoff_TEMP.GT1048576 cool_low_onoff_TEMP.C72:cool_low_onoff_TEMP.AA72 cool_low_onoff_TEMP.AD72:cool_low_onoff_TEMP.GT72">
            <calcext:color-scale>
              <calcext:color-scale-entry calcext:value="1" calcext:type="number" calcext:color="#ff0000"/>
              <calcext:color-scale-entry calcext:value="50" calcext:type="percentile" calcext:color="#ffff00"/>
              <calcext:color-scale-entry calcext:value="4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31T22:04:56.741000000</dc:date>
    <meta:editing-duration>PT31M39S</meta:editing-duration>
    <meta:editing-cycles>6</meta:editing-cycles>
    <meta:generator>LibreOffice/24.2.0.3$Windows_X86_64 LibreOffice_project/da48488a73ddd66ea24cf16bbc4f7b9c08e9bea1</meta:generator>
    <meta:document-statistic meta:table-count="1" meta:cell-count="7799" meta:object-count="0"/>
  </office:meta>
</office:document-meta>
</file>